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25a1" officeooo:paragraph-rsid="001e25a1"/>
    </style:style>
    <style:style style:name="T1" style:family="text">
      <style:text-properties officeooo:rsid="001efc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do you want to be a data analyst?</text:p>
      <text:p text:style-name="P1">There's <text:span text:style-name="T1">two</text:span> reasons I want to be a data analyst.</text:p>
      <text:p text:style-name="P1">we're living in a data-boom right now where there are so much data being generated. unlike before, recent developments in technology allow us to manage and analyze these data to help make business decisions and improve operation efficiency.</text:p>
      <text:p text:style-name="P1">I have always been the kind of person who doesn't like to assume or guess when making decisions. data analysts make decisions based off of data, not gut-feelings. In this aspect, I believe this position fits my personality and lets me have confidence in my work.</text:p>
      <text:p text:style-name="P1"/>
      <text:p text:style-name="P1"/>
      <text:p text:style-name="P1">Why do you want to work at this company?</text:p>
      <text:p text:style-name="P1">I want to work for your company because i think what your company do is innovative and has a lot of potential. </text:p>
      <text:p text:style-name="P1">I really believe in the value of teamwork. when I heard that your company has an open position that will partner with the Client Service team, I was very excited. also the position works closely with vp of analytics. i believe having the privilege of working with a higher up is very beneficial for my personal growth. learning from smart and experienced workers such as the vp is </text:p>
      <text:p text:style-name="P1"/>
      <text:p text:style-name="P1">Tell me about a time you had to handle a conflict with your colleagues.</text:p>
      <text:p text:style-name="P1">One time during a discussion, we had to elect a candidate to host and plan an event. I had a disgreement with a colleague. He wanted to elect two candidates instead of one, while I wanted to only elect one candidate. I relayed my opinions but the other colleague wasn't being receptive. Eventually it was decided to have two candidates. After the meeting, I talked in private with the other colleague about my concerns with the decisions. I talked to him about possible complications I see coming and how to prevent and deal with i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16:31:25.729713599</meta:creation-date>
    <dc:date>2017-10-30T20:59:13.604451394</dc:date>
    <meta:editing-duration>P3DT4H17M37S</meta:editing-duration>
    <meta:editing-cycles>1</meta:editing-cycles>
    <meta:document-statistic meta:table-count="0" meta:image-count="0" meta:object-count="0" meta:page-count="1" meta:paragraph-count="9" meta:word-count="311" meta:character-count="1724" meta:non-whitespace-character-count="1419"/>
    <meta:generator>LibreOffice/5.1.6.2$Linux_X86_64 LibreOffice_project/10m0$Build-2</meta:generator>
  </office:meta>
</office:document-meta>
</file>